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ávrhový model</text:p>
      <text:p text:style-name="P2">Model je vytvořen nad architekturou MVC. Třída User v prezentační vrstvě je závislá na množině tříd ve vrstvě doménové a ty sou dále závislé na množinu tříd z vrstvy datové. Množina tříd ve vrstvě doménové tvoří celou logiku. Veškeré důležité metody pro chod aplikace jsou uvedeny ve třídě User, která je tedy pro implementaci klíčová. Třídy v datové vrstvě zajišťují komunikaci s databází a předávají data vrstvě doménové. V prezentační vrstvě bude implementováno GUI pro uživatele, čili funkce, které budou moci využívat. Pro implementaci není prezentační vrstva klíčová, proto budou metody její třídy User definovány pozdě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23:26:43.55</meta:creation-date>
    <dc:date>2012-11-19T23:32:59.95</dc:date>
    <meta:editing-duration>P0D</meta:editing-duration>
    <meta:editing-cycles>1</meta:editing-cycles>
    <meta:document-statistic meta:table-count="0" meta:image-count="0" meta:object-count="0" meta:page-count="1" meta:paragraph-count="2" meta:word-count="98" meta:character-count="642" meta:non-whitespace-character-count="546"/>
    <meta:generator>LibreOffice/3.5$Windows_x86 LibreOffice_project/165a79a-7059095-e13bb37-fef39a4-9503d18</meta:generator>
  </office:meta>
</office:document-meta>
</file>